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/>
    </style:style>
    <style:style style:name="P2" style:family="paragraph" style:parent-style-name="Standard">
      <style:paragraph-properties style:text-autospace="none"/>
      <style:text-properties fo:color="#000000"/>
    </style:style>
    <style:style style:name="P3" style:family="paragraph" style:parent-style-name="Standard">
      <style:paragraph-properties style:text-autospace="none"/>
      <style:text-properties fo:color="#000096"/>
    </style:style>
    <style:style style:name="T1" style:family="text">
      <style:text-properties fo:color="#000096"/>
    </style:style>
    <style:style style:name="T2" style:family="text">
      <style:text-properties fo:color="#f5844c"/>
    </style:style>
    <style:style style:name="T3" style:family="text">
      <style:text-properties fo:color="#ff8040"/>
    </style:style>
    <style:style style:name="T4" style:family="text">
      <style:text-properties fo:color="#993300"/>
    </style:style>
    <style:style style:name="T5" style:family="text">
      <style:text-properties fo:color="#000000"/>
    </style:style>
    <style:style style:name="T6" style:family="text">
      <style:text-properties fo:color="#000000" fo:background-color="#ffff00"/>
    </style:style>
    <style:style style:name="T7" style:family="text">
      <style:text-properties fo:color="#000000" fo:background-color="#ffff00" style:language-asian="zh" style:country-asian="T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moduleSpec</text:span><text:span text:style-name="T2"> xmlns</text:span><text:span text:style-name="T3">=</text:span><text:span text:style-name="T4">"http://www.tei-c.org/ns/1.0"</text:span><text:span text:style-name="T2"> ident</text:span><text:span text:style-name="T3">=</text:span><text:span text:style-name="T4">"textcrit"</text:span><text:span text:style-name="T1">&gt;</text:span></text:p>
      <text:p text:style-name="P1"><text:span text:style-name="T5"><text:s text:c="2"/></text:span><text:span text:style-name="T1">&lt;classSpec</text:span><text:span text:style-name="T2"> ident</text:span><text:span text:style-name="T3">=</text:span><text:span text:style-name="T4">"model.rdgLike"</text:span><text:span text:style-name="T2"> module</text:span><text:span text:style-name="T3">=</text:span><text:span text:style-name="T4">"textcrit"</text:span><text:span text:style-name="T1">&gt;</text:span></text:p>
      <text:p text:style-name="P1"><text:span text:style-name="T5"><text:s text:c="2"/></text:span><text:span text:style-name="T1">&lt;gloss&gt;</text:span><text:span text:style-name="T5">readings within a textual variation</text:span><text:span text:style-name="T1">&lt;/gloss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6">原文變異中的</text:span><text:span text:style-name="T7">讀本</text:span><text:span text:style-name="T1">&lt;/gloss&gt;</text:span></text:p>
      <text:p text:style-name="P1"><text:span text:style-name="T5"><text:s text:c="4"/></text:span><text:span text:style-name="T1">&lt;desc&gt;</text:span><text:span text:style-name="T5">groups those elements which contain a single reading, other than the lemma, within a textual variation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所匯集的元素包含在</text:span><text:span text:style-name="T6">原文變異</text:span><text:span text:style-name="T5">中除了主題之外的</text:span><text:span text:style-name="T6">讀本</text:span><text:span text:style-name="T5">。</text:span><text:span text:style-name="T1">&lt;/desc&gt;</text:span></text:p>
      <text:p text:style-name="P2"><text:s text:c="2"/></text:p>
      <text:p text:style-name="P2"><text:s text:c="2"/></text:p>
      <text:p text:style-name="P2"><text:s text:c="2"/></text:p>
      <text:p text:style-name="P3">&lt;/classSpec&gt;</text:p>
      <text:p text:style-name="P1"><text:span text:style-name="T5"><text:s text:c="2"/></text:span><text:span text:style-name="T1">&lt;classSpec</text:span><text:span text:style-name="T2"> ident</text:span><text:span text:style-name="T3">=</text:span><text:span text:style-name="T4">"model.rdgPart"</text:span><text:span text:style-name="T2"> module</text:span><text:span text:style-name="T3">=</text:span><text:span text:style-name="T4">"textcrit"</text:span><text:span text:style-name="T1">&gt;</text:span></text:p>
      <text:p text:style-name="P1"><text:span text:style-name="T1">&lt;desc&gt;</text:span><text:span text:style-name="T5">groups elements which mark the beginning or ending of a fragmentary</text:span></text:p>
      <text:p text:style-name="P1"><text:span text:style-name="T5">manuscript or other witnes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所匯集的元素標記出零散手稿的開始或結尾，或其他</text:span><text:span text:style-name="T6">witness</text:span><text:span text:style-name="T5">。</text:span><text:span text:style-name="T1">&lt;/desc&gt;</text:span></text:p>
      <text:p text:style-name="P2"><text:s text:c="2"/></text:p>
      <text:p text:style-name="P2"><text:s text:c="2"/></text:p>
      <text:p text:style-name="P3">&lt;/classSpec&gt;</text:p>
      <text:p text:style-name="P1"><text:span text:style-name="T5"><text:s text:c="2"/></text:span><text:span text:style-name="T1">&lt;classSpec</text:span><text:span text:style-name="T2"> ident</text:span><text:span text:style-name="T3">=</text:span><text:span text:style-name="T4">"att.rdgPart"</text:span><text:span text:style-name="T2"> module</text:span><text:span text:style-name="T3">=</text:span><text:span text:style-name="T4">"textcrit"</text:span><text:span text:style-name="T1">&gt;</text:span></text:p>
      <text:p text:style-name="P1"><text:span text:style-name="T1">&lt;desc&gt;</text:span><text:span text:style-name="T5">attributes for elements which mark the beginning or ending of a fragmentary</text:span></text:p>
      <text:p text:style-name="P1"><text:span text:style-name="T5"><text:s text:c="2"/>manuscript or other witnes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標記出零散手稿的開始、結尾或其他</text:span><text:span text:style-name="T6">witness</text:span><text:span text:style-name="T5">的元素可使用的屬性。</text:span><text:span text:style-name="T1">&lt;/desc&gt;</text:span></text:p>
      <text:p text:style-name="P1"><text:span text:style-name="T5"><text:s text:c="2"/></text:span><text:span text:style-name="T1">&lt;attList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wit"</text:span><text:span text:style-name="T2"> usage</text:span><text:span text:style-name="T3">=</text:span><text:span text:style-name="T4">"mwa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contains a list of one or more sigla indicating the witnesses</text:span></text:p>
      <text:p text:style-name="P1"><text:span text:style-name="T5">which begin or end at this point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個或多個</text:span><text:span text:style-name="T6">印記</text:span><text:span text:style-name="T5">列表，指出在此開始或結束的</text:span><text:span text:style-name="T6">witness</text:span><text:span text:style-name="T5">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 space-delimited series of sigla; each sigil should correspond</text:span></text:p>
      <text:p text:style-name="P2">to a witness or witness group and occur as the value of the</text:p>
      <text:p text:style-name="P1"><text:span text:style-name="T1">&lt;att&gt;</text:span><text:span text:style-name="T5">xml:id</text:span><text:span text:style-name="T1">&lt;/att&gt;</text:span><text:span text:style-name="T5"> attribute on a </text:span><text:span text:style-name="T1">&lt;gi&gt;</text:span><text:span text:style-name="T5">witness</text:span><text:span text:style-name="T1">&lt;/gi&gt;</text:span><text:span text:style-name="T5"> element elsewhere in the</text:span></text:p>
      <text:p text:style-name="P1"><text:span text:style-name="T5"><text:s text:c="8"/>document.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個限定空間的系列</text:span><text:span text:style-name="T6">印記</text:span><text:span text:style-name="T5">；每個</text:span><text:span text:style-name="T6">印記</text:span><text:span text:style-name="T5">應和一個</text:span><text:span text:style-name="T6">witness</text:span><text:span text:style-name="T5">或一組</text:span><text:span text:style-name="T6">witness</text:span><text:span text:style-name="T5">相符合，並在文件其他地方作為元素</text:span><text:span text:style-name="T1">&lt;gi&gt;</text:span><text:span text:style-name="T5">witness</text:span><text:span text:style-name="T1">&lt;/gi&gt;</text:span><text:span text:style-name="T5">裡的屬性</text:span><text:span text:style-name="T1">&lt;att&gt;</text:span><text:span text:style-name="T5">xml:id</text:span><text:span text:style-name="T1">&lt;/att&gt;</text:span><text:span text:style-name="T5">的屬性值。</text:span><text:span text:style-name="T1">&lt;/valDesc&gt;</text:span></text:p>
      <text:p text:style-name="P1"><text:span text:style-name="T5"><text:s text:c="4"/></text:span><text:span text:style-name="T1">&lt;/attDef&gt;</text:span></text:p>
      <text:p text:style-name="P1"><text:span text:style-name="T5"><text:s text:c="2"/></text:span><text:span text:style-name="T1">&lt;/attList&gt;</text:span></text:p>
      <text:p text:style-name="P2"><text:s text:c="2"/></text:p>
      <text:p text:style-name="P2"><text:s text:c="2"/></text:p>
      <text:p text:style-name="P3">&lt;/classSpec&gt;</text:p>
      <text:p text:style-name="P1"><text:span text:style-name="T5"><text:s text:c="2"/></text:span><text:span text:style-name="T1">&lt;classSpec</text:span><text:span text:style-name="T2"> ident</text:span><text:span text:style-name="T3">=</text:span><text:span text:style-name="T4">"att.textCritical"</text:span><text:span text:style-name="T2"> module</text:span><text:span text:style-name="T3">=</text:span><text:span text:style-name="T4">"textcrit"</text:span><text:span text:style-name="T1">&gt;</text:span></text:p>
      <text:p text:style-name="P1"><text:span text:style-name="T1">&lt;desc&gt;</text:span><text:span text:style-name="T5">defines a set of attributes common to all elements representing variant readings in text critical work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定義在文件評論作品中所有標記變異</text:span><text:span text:style-name="T6">讀本</text:span><text:span text:style-name="T5">的元素可用的一套屬性。</text:span><text:span text:style-name="T1">&lt;/desc&gt;</text:span></text:p>
      <text:p text:style-name="P1"><text:span text:style-name="T5"><text:s text:c="2"/></text:span><text:span text:style-name="T1">&lt;attList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wit"</text:span><text:span text:style-name="T2"> usage</text:span><text:span text:style-name="T3">=</text:span><text:span text:style-name="T4">"mwa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contains a list of one or more pointers indicating the witnesses</text:span></text:p>
      <text:p text:style-name="P1"><text:span text:style-name="T5">which attest to a given reading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包含一個或多個指標的列表，連結到已知</text:span><text:span text:style-name="T6">讀本</text:span><text:span text:style-name="T5">的</text:span><text:span text:style-name="T6">witness</text:span><text:span text:style-name="T5">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 space-delimited series of sigla; each sigil should correspond</text:span></text:p>
      <text:p text:style-name="P2">to a witness or witness group and occur as the value of the</text:p>
      <text:p text:style-name="P1"><text:span text:style-name="T1">&lt;att&gt;</text:span><text:span text:style-name="T5">xml:id</text:span><text:span text:style-name="T1">&lt;/att&gt;</text:span><text:span text:style-name="T5"> attribute on a </text:span><text:span text:style-name="T1">&lt;gi&gt;</text:span><text:span text:style-name="T5">witness</text:span><text:span text:style-name="T1">&lt;/gi&gt;</text:span><text:span text:style-name="T5"> element elsewhere in the</text:span></text:p>
      <text:p text:style-name="P1"><text:span text:style-name="T5"><text:s text:c="8"/>document.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個限定空間的系列</text:span><text:span text:style-name="T6">印記</text:span><text:span text:style-name="T5">；每個</text:span><text:span text:style-name="T6">印記</text:span><text:span text:style-name="T5">應和一個</text:span><text:span text:style-name="T6">witness</text:span><text:span text:style-name="T5">或一組</text:span><text:span text:style-name="T6">witness</text:span><text:span text:style-name="T5">相符合，並在文件其他地方作為元素</text:span><text:span text:style-name="T1">&lt;gi&gt;</text:span><text:span text:style-name="T5">witness</text:span><text:span text:style-name="T1">&lt;/gi&gt;</text:span><text:span text:style-name="T5">裡的屬性</text:span><text:span text:style-name="T1">&lt;att&gt;</text:span><text:span text:style-name="T5">xml:id</text:span><text:span text:style-name="T1">&lt;/att&gt;</text:span><text:span text:style-name="T5">的屬性值。</text:span><text:span text:style-name="T1">&lt;/valDesc&gt;</text:span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type"</text:span><text:span text:style-name="T2"> usage</text:span><text:span text:style-name="T3">=</text:span><text:span text:style-name="T4">"opt"</text:span><text:span text:style-name="T1">&gt;</text:span></text:p>
      <text:p text:style-name="P2"><text:s text:c="6"/></text:p>
      <text:p text:style-name="P1"><text:span text:style-name="T5"><text:s text:c="6"/></text:span><text:span text:style-name="T1">&lt;desc&gt;</text:span><text:span text:style-name="T5">classifies the reading according to some useful typology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用合宜的分類法將</text:span><text:span text:style-name="T6">讀本</text:span><text:span text:style-name="T5">分類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List</text:span><text:span text:style-name="T2"> type</text:span><text:span text:style-name="T3">=</text:span><text:span text:style-name="T4">"open"</text:span><text:span text:style-name="T1">&gt;</text:span></text:p>
      <text:p text:style-name="P1"><text:span text:style-name="T5"><text:s text:c="8"/></text:span><text:span text:style-name="T1">&lt;valItem</text:span><text:span text:style-name="T2"> ident</text:span><text:span text:style-name="T3">=</text:span><text:span text:style-name="T4">"substantive"</text:span><text:span text:style-name="T1">&gt;</text:span></text:p>
      <text:p text:style-name="P2"><text:s text:c="10"/></text:p>
      <text:p text:style-name="P1"><text:span text:style-name="T5"><text:s text:c="10"/></text:span><text:span text:style-name="T1">&lt;gloss&gt;</text:span><text:span text:style-name="T5">the reading offers a substantive variant.</text:span><text:span text:style-name="T1">&lt;/gloss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6">讀本</text:span><text:span text:style-name="T5">提供一個獨立變異。</text:span><text:span text:style-name="T1">&lt;/gloss&gt;</text:span></text:p>
      <text:p text:style-name="P1"><text:span text:style-name="T5"><text:s text:c="8"/></text:span><text:span text:style-name="T1">&lt;/valItem&gt;</text:span></text:p>
      <text:p text:style-name="P1"><text:span text:style-name="T5"><text:s text:c="8"/></text:span><text:span text:style-name="T1">&lt;valItem</text:span><text:span text:style-name="T2"> ident</text:span><text:span text:style-name="T3">=</text:span><text:span text:style-name="T4">"orthographic"</text:span><text:span text:style-name="T1">&gt;</text:span></text:p>
      <text:p text:style-name="P2"><text:s text:c="10"/></text:p>
      <text:p text:style-name="P1"><text:span text:style-name="T5"><text:s text:c="10"/></text:span><text:span text:style-name="T1">&lt;gloss&gt;</text:span><text:span text:style-name="T5">the reading differs only orthographically, not in substance,</text:span></text:p>
      <text:p text:style-name="P1"><text:span text:style-name="T5">from other readings.</text:span><text:span text:style-name="T1">&lt;/gloss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讀本僅在拼字法上和其他</text:span><text:span text:style-name="T6">讀本</text:span><text:span text:style-name="T5">有所不同，大致上保持不變。</text:span><text:span text:style-name="T1">&lt;/gloss&gt;</text:span></text:p>
      <text:p text:style-name="P1"><text:span text:style-name="T5"><text:s text:c="8"/></text:span><text:span text:style-name="T1">&lt;/valItem&gt;</text:span></text:p>
      <text:p text:style-name="P1"><text:span text:style-name="T5"><text:s text:c="6"/></text:span><text:span text:style-name="T1">&lt;/valList&gt;</text:span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cause"</text:span><text:span text:style-name="T2"> usage</text:span><text:span text:style-name="T3">=</text:span><text:span text:style-name="T4">"opt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classifies the cause for the variant reading, according to</text:span></text:p>
      <text:p text:style-name="P1"><text:span text:style-name="T5"><text:tab/> <text:s/>any appropriate typology of possible origin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利用可能來源的任何適當分類法，將變異</text:span><text:span text:style-name="T6">讀本</text:span><text:span text:style-name="T5">的產生原因分類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List</text:span><text:span text:style-name="T2"> type</text:span><text:span text:style-name="T3">=</text:span><text:span text:style-name="T4">"open"</text:span><text:span text:style-name="T1">&gt;</text:span></text:p>
      <text:p text:style-name="P1"><text:span text:style-name="T5"><text:tab/></text:span><text:span text:style-name="T1">&lt;valItem</text:span><text:span text:style-name="T2"> ident</text:span><text:span text:style-name="T3">=</text:span><text:span text:style-name="T4">"homeoteleuton"</text:span><text:span text:style-name="T1">/&gt;</text:span></text:p>
      <text:p text:style-name="P1"><text:span text:style-name="T5"><text:tab/></text:span><text:span text:style-name="T1">&lt;valItem</text:span><text:span text:style-name="T2"> ident</text:span><text:span text:style-name="T3">=</text:span><text:span text:style-name="T4">"homeoarchy"</text:span><text:span text:style-name="T1">/&gt;</text:span></text:p>
      <text:p text:style-name="P1"><text:span text:style-name="T5"><text:tab/></text:span><text:span text:style-name="T1">&lt;valItem</text:span><text:span text:style-name="T2"> ident</text:span><text:span text:style-name="T3">=</text:span><text:span text:style-name="T4">"paleographic-confusion"</text:span><text:span text:style-name="T1">/&gt;</text:span></text:p>
      <text:p text:style-name="P1"><text:span text:style-name="T5"><text:tab/></text:span><text:span text:style-name="T1">&lt;valItem</text:span><text:span text:style-name="T2"> ident</text:span><text:span text:style-name="T3">=</text:span><text:span text:style-name="T4">"haplography"</text:span><text:span text:style-name="T1">/&gt;</text:span></text:p>
      <text:p text:style-name="P1"><text:span text:style-name="T5"><text:tab/></text:span><text:span text:style-name="T1">&lt;valItem</text:span><text:span text:style-name="T2"> ident</text:span><text:span text:style-name="T3">=</text:span><text:span text:style-name="T4">"dittography"</text:span><text:span text:style-name="T1">/&gt;</text:span></text:p>
      <text:p text:style-name="P1"><text:span text:style-name="T5"><text:tab/></text:span><text:span text:style-name="T1">&lt;valItem</text:span><text:span text:style-name="T2"> ident</text:span><text:span text:style-name="T3">=</text:span><text:span text:style-name="T4">"false-emendation"</text:span><text:span text:style-name="T1">/&gt;</text:span></text:p>
      <text:p text:style-name="P1"><text:span text:style-name="T5"><text:s text:c="6"/></text:span><text:span text:style-name="T1">&lt;/valList&gt;</text:span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varSeq"</text:span><text:span text:style-name="T2"> usage</text:span><text:span text:style-name="T3">=</text:span><text:span text:style-name="T4">"opt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provides a number indicating the position of this reading in a</text:span></text:p>
      <text:p text:style-name="P2">sequence, when there is reason to presume a sequence to the variants</text:p>
      <text:p text:style-name="P1"><text:span text:style-name="T5">on any one lemma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當有理由假設任一主題的一系列變異</text:span><text:span text:style-name="T6">讀本</text:span><text:span text:style-name="T5">，則提供一個數字，指出此</text:span><text:span text:style-name="T6">讀本</text:span><text:span text:style-name="T5">在連續系列中的位置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 positive integer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個正整數</text:span><text:span text:style-name="T1">&lt;/valDesc&gt;</text:span></text:p>
      <text:p text:style-name="P2"><text:s text:c="6"/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resp"</text:span><text:span text:style-name="T2"> usage</text:span><text:span text:style-name="T3">=</text:span><text:span text:style-name="T4">"opt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identifies the editor responsible for asserting a</text:span></text:p>
      <text:p text:style-name="P1"><text:span text:style-name="T5"><text:tab/>particular reading in the witnes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指出負責在</text:span><text:span text:style-name="T6">witness</text:span><text:span text:style-name="T5">中插入一特定</text:span><text:span text:style-name="T6">讀本</text:span><text:span text:style-name="T5">的編者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 pointer to an element in the document header that is</text:span></text:p>
      <text:p text:style-name="P2"><text:s text:c="6"/>associated with a person asserted as responsible for some aspect</text:p>
      <text:p text:style-name="P2"><text:s text:c="6"/>of the text's creation, transcription, editing, or encoding (see</text:p>
      <text:p text:style-name="P1"><text:span text:style-name="T5"><text:s text:c="6"/>chapter </text:span><text:span text:style-name="T1">&lt;ptr</text:span><text:span text:style-name="T2"> target</text:span><text:span text:style-name="T3">=</text:span><text:span text:style-name="T4">"#CE"</text:span><text:span text:style-name="T1">/&gt;</text:span><text:span text:style-name="T5">).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個指標連結到文件標頭裡的元素，表示一位在文件建立、轉錄、編輯、或編碼等某方面的負責人 (見章節</text:span><text:span text:style-name="T1">&lt;ptr</text:span><text:span text:style-name="T2"> target</text:span><text:span text:style-name="T3">=</text:span><text:span text:style-name="T4">"#CE"</text:span><text:span text:style-name="T1">/&gt;</text:span><text:span text:style-name="T5">)。</text:span><text:span text:style-name="T1">&lt;/valDesc&gt;</text:span></text:p>
      <text:p text:style-name="P2"><text:s text:c="6"/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hand"</text:span><text:span text:style-name="T2"> usage</text:span><text:span text:style-name="T3">=</text:span><text:span text:style-name="T4">"opt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signifies the hand responsible for a particular reading in the</text:span></text:p>
      <text:p text:style-name="P1"><text:span text:style-name="T5"><text:tab/> <text:s/>witnes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指出在</text:span><text:span text:style-name="T6">witness</text:span><text:span text:style-name="T5">中特定</text:span><text:span text:style-name="T6">讀本</text:span><text:span text:style-name="T5">的負責人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must be one of the hand identifiers declared in the document</text:span></text:p>
      <text:p text:style-name="P1"><text:span text:style-name="T5"><text:s text:c="8"/>header (see section </text:span><text:span text:style-name="T1">&lt;ptr</text:span><text:span text:style-name="T2"> target</text:span><text:span text:style-name="T3">=</text:span><text:span text:style-name="T4">"#PHDH"</text:span><text:span text:style-name="T1">/&gt;</text:span><text:span text:style-name="T5">).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必須是文件標頭裡宣告的人員識別符碼之一 (見章節 </text:span><text:span text:style-name="T1">&lt;ptr</text:span><text:span text:style-name="T2"> target</text:span><text:span text:style-name="T3">=</text:span><text:span text:style-name="T4">"#PHDH"</text:span><text:span text:style-name="T1">/&gt;</text:span><text:span text:style-name="T5">)。</text:span><text:span text:style-name="T1">&lt;/valDesc&gt;</text:span></text:p>
      <text:p text:style-name="P2"><text:s text:c="6"/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2"/></text:span><text:span text:style-name="T1">&lt;/attList&gt;</text:span></text:p>
      <text:p text:style-name="P2"><text:s text:c="2"/></text:p>
      <text:p text:style-name="P2"><text:s text:c="2"/></text:p>
      <text:p text:style-name="P3">&lt;/class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app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&gt;</text:span><text:span text:style-name="T5">apparatus entry</text:span><text:span text:style-name="T1">&lt;/gloss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學術編輯註解項目</text:span><text:span text:style-name="T1">&lt;/gloss&gt;</text:span></text:p>
      <text:p text:style-name="P1"><text:span text:style-name="T1">&lt;desc&gt;</text:span><text:span text:style-name="T5">contains one entry in a critical apparatus, with an optional</text:span></text:p>
      <text:p text:style-name="P1"><text:span text:style-name="T5"><text:s text:c="2"/>lemma and at least one reading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項學術編輯註解，內含一個隨意的主題以及至少一篇</text:span><text:span text:style-name="T6">讀本</text:span><text:span text:style-name="T5">。</text:span><text:span text:style-name="T1">&lt;/desc&gt;</text:span></text:p>
      <text:p text:style-name="P2"><text:s text:c="2"/></text:p>
      <text:p text:style-name="P2"><text:s text:c="2"/></text:p>
      <text:p text:style-name="P1"><text:span text:style-name="T5"><text:s text:c="2"/></text:span><text:span text:style-name="T1">&lt;attList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type"</text:span><text:span text:style-name="T2"> usage</text:span><text:span text:style-name="T3">=</text:span><text:span text:style-name="T4">"opt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classifies the variation contained in this element according to</text:span></text:p>
      <text:p text:style-name="P1"><text:span text:style-name="T5">some convenient typology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利用合適的分類法將此元素所標記的變異分類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ny convenient descriptive word or phrase, describing the</text:span></text:p>
      <text:p text:style-name="P1"><text:span text:style-name="T5">extent of the variation (e.g. <text:s/></text:span><text:span text:style-name="T1">&lt;mentioned&gt;</text:span><text:span text:style-name="T5">word</text:span><text:span text:style-name="T1">&lt;/mentioned&gt;</text:span><text:span text:style-name="T5">, </text:span><text:span text:style-name="T1">&lt;mentioned&gt;</text:span><text:span text:style-name="T5">phrase</text:span><text:span text:style-name="T1">&lt;/mentioned&gt;</text:span><text:span text:style-name="T5">,</text:span></text:p>
      <text:p text:style-name="P1"><text:span text:style-name="T1">&lt;mentioned&gt;</text:span><text:span text:style-name="T5">punctuation</text:span><text:span text:style-name="T1">&lt;/mentioned&gt;</text:span><text:span text:style-name="T5">, etc.) its text-critical significance (e.g.</text:span></text:p>
      <text:p text:style-name="P1"><text:span text:style-name="T1">&lt;mentioned&gt;</text:span><text:span text:style-name="T5">significant</text:span><text:span text:style-name="T1">&lt;/mentioned&gt;</text:span><text:span text:style-name="T5">, </text:span><text:span text:style-name="T1">&lt;mentioned&gt;</text:span><text:span text:style-name="T5">accidental</text:span><text:span text:style-name="T1">&lt;/mentioned&gt;</text:span><text:span text:style-name="T5">, </text:span><text:span text:style-name="T1">&lt;mentioned&gt;</text:span><text:span text:style-name="T5">unclear</text:span><text:span text:style-name="T1">&lt;/mentioned&gt;</text:span><text:span text:style-name="T5">), or the nature</text:span></text:p>
      <text:p text:style-name="P2">of the variation or the principles required to understand it (e.g.</text:p>
      <text:p text:style-name="P1"><text:span text:style-name="T5"><text:s text:c="8"/></text:span><text:span text:style-name="T1">&lt;mentioned&gt;</text:span><text:span text:style-name="T5">lectio difficilior</text:span><text:span text:style-name="T1">&lt;/mentioned&gt;</text:span><text:span text:style-name="T5">, </text:span><text:span text:style-name="T1">&lt;mentioned&gt;</text:span><text:span text:style-name="T5">usus auctoris</text:span><text:span text:style-name="T1">&lt;/mentioned&gt;</text:span><text:span text:style-name="T5">, etc.)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任何合宜的敘述性文字，描述變異的程度 (例如：</text:span><text:span text:style-name="T1">&lt;mentioned&gt;</text:span><text:span text:style-name="T5">字</text:span><text:span text:style-name="T1">&lt;/mentioned&gt;</text:span><text:span text:style-name="T5">、</text:span><text:span text:style-name="T1">&lt;mentioned&gt;</text:span><text:span text:style-name="T5">詞</text:span><text:span text:style-name="T1">&lt;/mentioned&gt;</text:span><text:span text:style-name="T5">、</text:span><text:span text:style-name="T1">&lt;mentioned&gt;</text:span><text:span text:style-name="T5">標點符號</text:span><text:span text:style-name="T1">&lt;/mentioned&gt;</text:span><text:span text:style-name="T5">等。)、文件評論重要性 (例如：</text:span><text:span text:style-name="T1">&lt;mentioned&gt;</text:span><text:span text:style-name="T5">重要</text:span><text:span text:style-name="T1">&lt;/mentioned&gt;</text:span><text:span text:style-name="T5">、</text:span><text:span text:style-name="T1">&lt;mentioned&gt;</text:span><text:span text:style-name="T5">次要</text:span><text:span text:style-name="T1">&lt;/mentioned&gt;</text:span><text:span text:style-name="T5">、</text:span><text:span text:style-name="T1">&lt;mentioned&gt;</text:span><text:span text:style-name="T5">不明</text:span><text:span text:style-name="T1">&lt;/mentioned&gt;</text:span><text:span text:style-name="T5">)、或變異性質或理解原則(例如：</text:span><text:span text:style-name="T1">&lt;mentioned&gt;</text:span><text:span text:style-name="T6">lectio difficilior</text:span><text:span text:style-name="T1">&lt;/mentioned&gt;</text:span><text:span text:style-name="T5">、</text:span><text:span text:style-name="T1">&lt;mentioned&gt;</text:span><text:span text:style-name="T6">usus auctoris</text:span><text:span text:style-name="T1">&lt;/mentioned&gt;</text:span><text:span text:style-name="T5">等。)</text:span><text:span text:style-name="T1">&lt;/valDesc&gt;</text:span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from"</text:span><text:span text:style-name="T2"> usage</text:span><text:span text:style-name="T3">=</text:span><text:span text:style-name="T4">"opt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identifies the beginning of the lemma in the base text, if</text:span></text:p>
      <text:p text:style-name="P1"><text:span text:style-name="T5">necessary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在必要的情況下指出在基礎文件中主題的開端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ny valid identifier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任何有效的識別符碼</text:span><text:span text:style-name="T1">&lt;/valDesc&gt;</text:span></text:p>
      <text:p text:style-name="P2"><text:s text:c="6"/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to"</text:span><text:span text:style-name="T2"> usage</text:span><text:span text:style-name="T3">=</text:span><text:span text:style-name="T4">"opt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identifies the endpoint of the lemma in the base text, if</text:span></text:p>
      <text:p text:style-name="P1"><text:span text:style-name="T5"><text:tab/> <text:s/>necessary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在必要的情況下指出在基礎文件中主題的結尾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ny valid identifier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任何有效的識別符碼</text:span><text:span text:style-name="T1">&lt;/valDesc&gt;</text:span></text:p>
      <text:p text:style-name="P2"><text:s text:c="6"/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loc"</text:span><text:span text:style-name="T2"> usage</text:span><text:span text:style-name="T3">=</text:span><text:span text:style-name="T4">"mwa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indicates the location of the variation, when the</text:span></text:p>
      <text:p text:style-name="P1"><text:span text:style-name="T5"><text:tab/> <text:s/>location-referenced method of apparatus markup is used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當使用學術編輯註解標記的位置參照辦法時，指出變異的位置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ny string containing a canonical reference for the passage</text:span></text:p>
      <text:p text:style-name="P1"><text:span text:style-name="T5">to which the variation applies.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包含一個權威參照的字串，表示變異的段落。</text:span><text:span text:style-name="T1">&lt;/valDesc&gt;</text:span></text:p>
      <text:p text:style-name="P2"><text:s text:c="6"/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2"/></text:span><text:span text:style-name="T1">&lt;/attList&gt;</text:span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lem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&gt;</text:span><text:span text:style-name="T5">lemma</text:span><text:span text:style-name="T1">&lt;/gloss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主題</text:span><text:span text:style-name="T1">&lt;/gloss&gt;</text:span></text:p>
      <text:p text:style-name="P1"><text:span text:style-name="T1">&lt;desc&gt;</text:span><text:span text:style-name="T5">contains the lemma, or base text, of a textual variation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包含一個</text:span><text:span text:style-name="T7">原文</text:span><text:span text:style-name="T6">變異</text:span><text:span text:style-name="T5">的主題或基礎文件。</text:span><text:span text:style-name="T1">&lt;/desc&gt;</text:span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rdg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&gt;</text:span><text:span text:style-name="T5">reading</text:span><text:span text:style-name="T1">&lt;/gloss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6">讀本</text:span><text:span text:style-name="T1">&lt;/gloss&gt;</text:span></text:p>
      <text:p text:style-name="P1"><text:span text:style-name="T1">&lt;desc&gt;</text:span><text:span text:style-name="T5">contains a single reading within a textual variation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包含</text:span><text:span text:style-name="T7">原文</text:span><text:span text:style-name="T6">變異</text:span><text:span text:style-name="T5">中的一個</text:span><text:span text:style-name="T6">讀本</text:span><text:span text:style-name="T5">。</text:span><text:span text:style-name="T1">&lt;/desc&gt;</text:span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rdgGrp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&gt;</text:span><text:span text:style-name="T5">reading group</text:span><text:span text:style-name="T1">&lt;/gloss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6">讀本</text:span><text:span text:style-name="T5">群組</text:span><text:span text:style-name="T1">&lt;/gloss&gt;</text:span></text:p>
      <text:p text:style-name="P1"><text:span text:style-name="T1">&lt;desc&gt;</text:span><text:span text:style-name="T5">within a textual variation,</text:span></text:p>
      <text:p text:style-name="P2">groups two or more readings perceived to have a genetic</text:p>
      <text:p text:style-name="P1"><text:span text:style-name="T5">relationship or other affinity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在</text:span><text:span text:style-name="T7">原文</text:span><text:span text:style-name="T6">變異</text:span><text:span text:style-name="T5">中，匯集兩個或多個被認為具有根源關係或在其他方面性質類似的</text:span><text:span text:style-name="T6">讀本</text:span><text:span text:style-name="T5">。</text:span><text:span text:style-name="T1">&lt;/desc&gt;</text:span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witDetail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/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/&gt;</text:span></text:p>
      <text:p text:style-name="P1"><text:span text:style-name="T1">&lt;desc&gt;</text:span><text:span text:style-name="T5">gives further information about a particular witness, or</text:span></text:p>
      <text:p text:style-name="P1"><text:span text:style-name="T5"><text:s text:c="2"/>witnesses, to a particular reading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更進一步提供關於特殊</text:span><text:span text:style-name="T6">讀本</text:span><text:span text:style-name="T5">的特殊</text:span><text:span text:style-name="T6">witness</text:span><text:span text:style-name="T5">的資訊。</text:span><text:span text:style-name="T1">&lt;/desc&gt;</text:span></text:p>
      <text:p text:style-name="P2"><text:s text:c="2"/></text:p>
      <text:p text:style-name="P2"><text:s text:c="2"/></text:p>
      <text:p text:style-name="P1"><text:span text:style-name="T5"><text:s text:c="2"/></text:span><text:span text:style-name="T1">&lt;attList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target"</text:span><text:span text:style-name="T2"> usage</text:span><text:span text:style-name="T3">=</text:span><text:span text:style-name="T4">"req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indicates the identifier for the reading, or readings, to which</text:span></text:p>
      <text:p text:style-name="P1"><text:span text:style-name="T5">the witness detail refer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指出</text:span><text:span text:style-name="T6">witness</text:span><text:span text:style-name="T5">細節資訊所參照的一個或一個以上</text:span><text:span text:style-name="T6">讀本</text:span><text:span text:style-name="T5">的識別符碼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the identifier of the reading or readings.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個或一個以上</text:span><text:span text:style-name="T6">讀本</text:span><text:span text:style-name="T5">的識別符碼。</text:span><text:span text:style-name="T1">&lt;/valDesc&gt;</text:span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resp"</text:span><text:span text:style-name="T2"> usage</text:span><text:span text:style-name="T3">=</text:span><text:span text:style-name="T4">"opt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identifies the individual responsible for <text:s/>identifying the</text:span></text:p>
      <text:p text:style-name="P1"><text:span text:style-name="T5"><text:tab/> <text:s/>witness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說明負責辨識</text:span><text:span text:style-name="T6">witness</text:span><text:span text:style-name="T5">的人員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 pointer to one of the identifiers declared in the</text:span></text:p>
      <text:p text:style-name="P2"><text:s text:c="6"/>document header, associated with a person asserted as</text:p>
      <text:p text:style-name="P2"><text:s text:c="6"/>responsible for some aspect of the text's creation,</text:p>
      <text:p text:style-name="P1"><text:span text:style-name="T5"><text:s text:c="6"/>transcription, editing, or encoding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個指標連結到文件標頭裡宣告的識別符碼，表示一位在文件建立、轉錄、編輯、或編碼等某方面的負責人。</text:span><text:span text:style-name="T1">&lt;/valDesc&gt;</text:span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wit"</text:span><text:span text:style-name="T2"> usage</text:span><text:span text:style-name="T3">=</text:span><text:span text:style-name="T4">"req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indicates the sigil or sigla for the witnesses to which the</text:span></text:p>
      <text:p text:style-name="P1"><text:span text:style-name="T5">detail refer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標明細節資訊所指的</text:span><text:span text:style-name="T6">witness</text:span><text:span text:style-name="T5">的一個或一個以上的</text:span><text:span text:style-name="T6">印記</text:span><text:span text:style-name="T5">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the identifier of the sigil or sigla.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個或一個以上</text:span><text:span text:style-name="T6">印記</text:span><text:span text:style-name="T5">的識別符碼。</text:span><text:span text:style-name="T1">&lt;/valDesc&gt;</text:span></text:p>
      <text:p text:style-name="P2"><text:s text:c="6"/></text:p>
      <text:p text:style-name="P2"><text:s text:c="6"/></text:p>
      <text:p text:style-name="P2"/>
      <text:p text:style-name="P1"><text:span text:style-name="T5"><text:s text:c="4"/></text:span><text:span text:style-name="T1">&lt;/attDef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type"</text:span><text:span text:style-name="T2"> usage</text:span><text:span text:style-name="T3">=</text:span><text:span text:style-name="T4">"opt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describes the type of information given about the witnes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關於</text:span><text:span text:style-name="T6">witness</text:span><text:span text:style-name="T5">的資訊的種類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Values can be taken from any convenient typology of annotation</text:span></text:p>
      <text:p text:style-name="P1"><text:span text:style-name="T5">suitable to the work in hand; <text:s/>e.g. letter form, ornament, …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屬性值可從任何適合的註解分類中取得。</text:span><text:span text:style-name="T1">&lt;/valDesc&gt;</text:span></text:p>
      <text:p text:style-name="P1"><text:span text:style-name="T5"><text:s text:c="4"/></text:span><text:span text:style-name="T1">&lt;/attDef&gt;</text:span></text:p>
      <text:p text:style-name="P1"><text:span text:style-name="T5"><text:s text:c="2"/></text:span><text:span text:style-name="T1">&lt;/attList&gt;</text:span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wit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/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/&gt;</text:span></text:p>
      <text:p text:style-name="P1"><text:span text:style-name="T1">&lt;desc&gt;</text:span><text:span text:style-name="T5">contains a list of one or more sigla of witnesses attesting a</text:span></text:p>
      <text:p text:style-name="P1"><text:span text:style-name="T5">given reading, in a textual variation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7">原文</text:span><text:span text:style-name="T6">變異</text:span><text:span text:style-name="T5">中表明已知</text:span><text:span text:style-name="T6">讀本</text:span><text:span text:style-name="T5">的</text:span><text:span text:style-name="T6">witness</text:span><text:span text:style-name="T5">的一個或一個以上</text:span><text:span text:style-name="T6">印記</text:span><text:span text:style-name="T5">的列表。</text:span><text:span text:style-name="T1">&lt;/desc&gt;</text:span></text:p>
      <text:p text:style-name="P2"/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witList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&gt;</text:span><text:span text:style-name="T5">witness list</text:span><text:span text:style-name="T1">&lt;/gloss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witness列表</text:span><text:span text:style-name="T1">&lt;/gloss&gt;</text:span></text:p>
      <text:p text:style-name="P1"><text:span text:style-name="T1">&lt;desc&gt;</text:span><text:span text:style-name="T5">contains a list of all the witnesses referred to in</text:span></text:p>
      <text:p text:style-name="P2">wit elements or wit attributes</text:p>
      <text:p text:style-name="P1"><text:span text:style-name="T5">within the critical apparatu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包含一個</text:span><text:span text:style-name="T6">witness</text:span><text:span text:style-name="T5">列表，內含學術編輯註解中在元素wit或屬性wit中指明的所有</text:span><text:span text:style-name="T6">witness</text:span><text:span text:style-name="T5">。</text:span><text:span text:style-name="T1">&lt;/desc&gt;</text:span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witness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/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/&gt;</text:span></text:p>
      <text:p text:style-name="P1"><text:span text:style-name="T1">&lt;desc&gt;</text:span><text:span text:style-name="T5">contains either a description of a single witness referred to</text:span></text:p>
      <text:p text:style-name="P2">within the critical apparatus, or a list of witnesses which is to be</text:p>
      <text:p text:style-name="P1"><text:span text:style-name="T5">referred to by a single sigil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包含學術編輯註解中所指的單一</text:span><text:span text:style-name="T6">witness</text:span><text:span text:style-name="T5">的描述，或是由一個</text:span><text:span text:style-name="T6">印記</text:span><text:span text:style-name="T5">所參照的</text:span><text:span text:style-name="T6">witness</text:span><text:span text:style-name="T5">列表。</text:span><text:span text:style-name="T1">&lt;/desc&gt;</text:span></text:p>
      <text:p text:style-name="P2"><text:s text:c="2"/></text:p>
      <text:p text:style-name="P1"><text:span text:style-name="T5"><text:s text:c="2"/></text:span><text:span text:style-name="T1">&lt;attList&gt;</text:span></text:p>
      <text:p text:style-name="P1"><text:span text:style-name="T5"><text:s text:c="4"/></text:span><text:span text:style-name="T1">&lt;attDef</text:span><text:span text:style-name="T2"> ident</text:span><text:span text:style-name="T3">=</text:span><text:span text:style-name="T4">"included"</text:span><text:span text:style-name="T2"> usage</text:span><text:span text:style-name="T3">=</text:span><text:span text:style-name="T4">"mwa"</text:span><text:span text:style-name="T1">&gt;</text:span></text:p>
      <text:p text:style-name="P2"><text:tab/></text:p>
      <text:p text:style-name="P1"><text:span text:style-name="T5"><text:tab/></text:span><text:span text:style-name="T1">&lt;desc&gt;</text:span><text:span text:style-name="T5">indicates which other witnesses are included in a witness group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指出哪些其他的</text:span><text:span text:style-name="T6">witness</text:span><text:span text:style-name="T5">被包括在</text:span><text:span text:style-name="T6">witness</text:span><text:span text:style-name="T5">群組當中。</text:span><text:span text:style-name="T1">&lt;/desc&gt;</text:span></text:p>
      <text:p text:style-name="P2"><text:s text:c="6"/></text:p>
      <text:p text:style-name="P1"><text:span text:style-name="T5"><text:s text:c="6"/></text:span><text:span text:style-name="T1">&lt;valDesc&gt;</text:span><text:span text:style-name="T5">A space-delimited series of sigla; each sigil should</text:span></text:p>
      <text:p text:style-name="P2"><text:s text:c="6"/>correspond to a witness, and should occur as the value of the</text:p>
      <text:p text:style-name="P1"><text:span text:style-name="T5"><text:s text:c="6"/></text:span><text:span text:style-name="T1">&lt;att&gt;</text:span><text:span text:style-name="T5">xml:id</text:span><text:span text:style-name="T1">&lt;/att&gt;</text:span><text:span text:style-name="T5"> attribute on a </text:span><text:span text:style-name="T1">&lt;gi&gt;</text:span><text:span text:style-name="T5">witness</text:span><text:span text:style-name="T1">&lt;/gi&gt;</text:span><text:span text:style-name="T5"> element,</text:span></text:p>
      <text:p text:style-name="P1"><text:span text:style-name="T5"><text:s text:c="8"/>typically in the header of the document.</text:span><text:span text:style-name="T1">&lt;/valDesc&gt;&lt;val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一個限定空間的系列</text:span><text:span text:style-name="T6">印記</text:span><text:span text:style-name="T5">；每個</text:span><text:span text:style-name="T6">印記</text:span><text:span text:style-name="T5">應和一個</text:span><text:span text:style-name="T6">witness</text:span><text:span text:style-name="T5">或一組</text:span><text:span text:style-name="T6">witness</text:span><text:span text:style-name="T5">相符合，並作為元素</text:span><text:span text:style-name="T1">&lt;gi&gt;</text:span><text:span text:style-name="T5">witness</text:span><text:span text:style-name="T1">&lt;/gi&gt;</text:span><text:span text:style-name="T5">裡的屬性</text:span><text:span text:style-name="T1">&lt;att&gt;</text:span><text:span text:style-name="T5">xml:id</text:span><text:span text:style-name="T1">&lt;/att&gt;</text:span><text:span text:style-name="T5">的屬性值，通常在文件標頭中。</text:span><text:span text:style-name="T1">&lt;/valDesc&gt;</text:span></text:p>
      <text:p text:style-name="P2"><text:s text:c="6"/></text:p>
      <text:p text:style-name="P1"><text:span text:style-name="T5"><text:s text:c="4"/></text:span><text:span text:style-name="T1">&lt;/attDef&gt;</text:span></text:p>
      <text:p text:style-name="P1"><text:span text:style-name="T5"><text:s text:c="2"/></text:span><text:span text:style-name="T1">&lt;/attList&gt;</text:span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witStart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/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/&gt;</text:span></text:p>
      <text:p text:style-name="P1"><text:span text:style-name="T1">&lt;desc&gt;</text:span><text:span text:style-name="T5">indicates the beginning, or resumption, of the text of a</text:span></text:p>
      <text:p text:style-name="P1"><text:span text:style-name="T5">fragmentary witnes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指明零散</text:span><text:span text:style-name="T6">witness</text:span><text:span text:style-name="T5">文字的開端或重新開始。</text:span><text:span text:style-name="T1">&lt;/desc&gt;</text:span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witEnd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/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/&gt;</text:span></text:p>
      <text:p text:style-name="P1"><text:span text:style-name="T1">&lt;desc&gt;</text:span><text:span text:style-name="T5">indicates the end, or suspension, of the text of a fragmentary</text:span></text:p>
      <text:p text:style-name="P1"><text:span text:style-name="T5"><text:s text:c="2"/>witnes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指明零散</text:span><text:span text:style-name="T6">witness</text:span><text:span text:style-name="T5">文字的的結尾或中止。</text:span><text:span text:style-name="T1">&lt;/desc&gt;</text:span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lacunaStart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/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/&gt;</text:span></text:p>
      <text:p text:style-name="P1"><text:span text:style-name="T1">&lt;desc&gt;</text:span><text:span text:style-name="T5">indicates the beginning of a lacuna in the text of a mostly</text:span></text:p>
      <text:p text:style-name="P1"><text:span text:style-name="T5"><text:s text:c="2"/>complete textual witnes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指明在大致完整的文字</text:span><text:span text:style-name="T6">witness</text:span><text:span text:style-name="T5">中的空白的開始。</text:span><text:span text:style-name="T1">&lt;/desc&gt;</text:span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1"><text:span text:style-name="T5"><text:s text:c="2"/></text:span><text:span text:style-name="T1">&lt;elementSpec</text:span><text:span text:style-name="T2"> ident</text:span><text:span text:style-name="T3">=</text:span><text:span text:style-name="T4">"lacunaEnd"</text:span><text:span text:style-name="T2"> module</text:span><text:span text:style-name="T3">=</text:span><text:span text:style-name="T4">"textcrit"</text:span><text:span text:style-name="T1">&gt;</text:span></text:p>
      <text:p text:style-name="P2"/>
      <text:p text:style-name="P1"><text:span text:style-name="T1">&lt;gloss/&gt;&lt;gloss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/&gt;</text:span></text:p>
      <text:p text:style-name="P1"><text:span text:style-name="T1">&lt;desc&gt;</text:span><text:span text:style-name="T5">indicates the end of a lacuna in a mostly complete textual</text:span></text:p>
      <text:p text:style-name="P1"><text:span text:style-name="T5"><text:s text:c="2"/>witness.</text:span><text:span text:style-name="T1">&lt;/desc&gt;&lt;desc</text:span><text:span text:style-name="T2"> xml:lang</text:span><text:span text:style-name="T3">=</text:span><text:span text:style-name="T4">"zh-tw"</text:span><text:span text:style-name="T2"> notBefore</text:span><text:span text:style-name="T3">=</text:span><text:span text:style-name="T4">"2007-05-02"</text:span><text:span text:style-name="T1">&gt;</text:span><text:span text:style-name="T5">指明在大致完整的文字</text:span><text:span text:style-name="T6">witness</text:span><text:span text:style-name="T5">中的空白的結束。</text:span><text:span text:style-name="T1">&lt;/desc&gt;</text:span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2"><text:s text:c="2"/></text:p>
      <text:p text:style-name="P3">&lt;/elementSpec&gt;</text:p>
      <text:p text:style-name="P3">&lt;/moduleSpec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ingLiU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7-05-27T22:19:36</meta:creation-date>
    <dc:creator>Weining</dc:creator>
    <dc:date>2007-05-27T22:39:50</dc:date>
    <dc:language>en-US</dc:language>
    <meta:editing-cycles>8</meta:editing-cycles>
    <meta:editing-duration>PT20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26" meta:word-count="2477" meta:character-count="13939"/>
  </office:meta>
</office:document-meta>
</file>